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/>
    </style:style>
    <style:style style:name="P2" style:parent-style-name="Normal" style:family="paragraph">
      <style:paragraph-properties fo:text-align="justify"/>
    </style:style>
    <style:style style:name="P3" style:parent-style-name="Normal" style:family="paragraph">
      <style:paragraph-properties fo:text-align="justify"/>
    </style:style>
  </office:automatic-styles>
  <office:body>
    <office:text text:use-soft-page-breaks="true">
      <text:p text:style-name="P1">Pour que V1-6 puisse communiquer avec VM3-6, elle doit passer par le tunnel reliant VM1 et VM3. Dans les faits, il faut donc changer le routage de VM1-6 (et VM3-6), pour qu’elles puissent communiquer grâce au tunnel.</text:p>
      <text:p text:style-name="P2"/>
      <text:p text:style-name="P3">Le système traite le ping, mais le ping n’est pas envoyé au tunne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>Régis Luu-Vu / Alexandre Wery</text:p>
        <text:p text:style-name="En-tête">M1 INFO Projet Réseau</text:p>
      </style:header>
      <style:footer>
        <text:p text:style-name="Pieddepage">Faculté des Sciences de Luminy</text:p>
        <text:p text:style-name="Pieddepage">2020 / 2021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egis.yoels@outlook.fr</meta:initial-creator>
    <dc:creator>regis.yoels@outlook.fr</dc:creator>
    <meta:creation-date>2020-11-28T17:49:00Z</meta:creation-date>
    <dc:date>2020-11-28T18:58:00Z</dc:date>
    <meta:template xlink:href="Normal" xlink:type="simple"/>
    <meta:editing-cycles>3</meta:editing-cycles>
    <meta:editing-duration>PT4140S</meta:editing-duration>
    <meta:document-statistic meta:page-count="1" meta:paragraph-count="1" meta:word-count="44" meta:character-count="285" meta:row-count="2" meta:non-whitespace-character-count="242"/>
  </office:meta>
</office:document-meta>
</file>